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utahta__pythonbrew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0" office:value-type="float"/>
          <table:table-cell office:value="1.6593398486620354" office:value-type="float"/>
        </table:table-row>
        <table:table-row>
          <table:table-cell office:value-type="string">
            <text:p>formly-js__angular-formly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0" office:value-type="float"/>
          <table:table-cell office:value="1.7016220806403053" office:value-type="float"/>
        </table:table-row>
        <table:table-row>
          <table:table-cell office:value-type="string">
            <text:p>gazay__gon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0" office:value-type="float"/>
          <table:table-cell office:value="1.7042722950846627" office:value-type="float"/>
        </table:table-row>
        <table:table-row>
          <table:table-cell office:value-type="string">
            <text:p>HubSpot__offlin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0" office:value-type="float"/>
          <table:table-cell office:value="1.6967156197405122" office:value-type="float"/>
        </table:table-row>
        <table:table-row>
          <table:table-cell office:value-type="string">
            <text:p>revolunet__angular-carousel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0" office:value-type="float"/>
          <table:table-cell office:value="1.7105613982496592" office:value-type="float"/>
        </table:table-row>
        <table:table-row>
          <table:table-cell office:value-type="string">
            <text:p>atom__vim-mod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" office:value-type="float"/>
          <table:table-cell office:value="1.700898888476753" office:value-type="float"/>
        </table:table-row>
        <table:table-row>
          <table:table-cell office:value-type="string">
            <text:p>json5__json5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0" office:value-type="float"/>
          <table:table-cell office:value="1.7126003444524232" office:value-type="float"/>
        </table:table-row>
        <table:table-row>
          <table:table-cell office:value-type="string">
            <text:p>holman__spark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0" office:value-type="float"/>
          <table:table-cell office:value="1.705262074201099" office:value-type="float"/>
        </table:table-row>
        <table:table-row>
          <table:table-cell office:value-type="string">
            <text:p>bfirsh__jsnes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0" office:value-type="float"/>
          <table:table-cell office:value="1.7041163352161282" office:value-type="float"/>
        </table:table-row>
        <table:table-row>
          <table:table-cell office:value-type="string">
            <text:p>casesandberg__reactcss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0" office:value-type="float"/>
          <table:table-cell office:value="1.7303394053288175" office:value-type="float"/>
        </table:table-row>
        <table:table-row>
          <table:table-cell office:value-type="string">
            <text:p>feathericons__feather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0" office:value-type="float"/>
          <table:table-cell office:value="1.7017981089441163" office:value-type="float"/>
        </table:table-row>
        <table:table-row>
          <table:table-cell office:value-type="string">
            <text:p>dropbox__dropbox-js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0" office:value-type="float"/>
          <table:table-cell office:value="1.6832350642132252" office:value-type="float"/>
        </table:table-row>
        <table:table-row>
          <table:table-cell office:value-type="string">
            <text:p>markdalgleish__stellar.js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0" office:value-type="float"/>
          <table:table-cell office:value="1.6797840254303762" office:value-type="float"/>
        </table:table-row>
        <table:table-row>
          <table:table-cell office:value-type="string">
            <text:p>spotify__HubFramework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0" office:value-type="float"/>
          <table:table-cell office:value="1.7202987827318237" office:value-type="float"/>
        </table:table-row>
        <table:table-row>
          <table:table-cell office:value-type="string">
            <text:p>webpack-contrib__sass-loader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0" office:value-type="float"/>
          <table:table-cell office:value="1.6998801007168556" office:value-type="float"/>
        </table:table-row>
        <table:table-row>
          <table:table-cell office:value-type="string">
            <text:p>wting__autojump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0" office:value-type="float"/>
          <table:table-cell office:value="1.7001064951949705" office:value-type="float"/>
        </table:table-row>
        <table:table-row>
          <table:table-cell office:value-type="string">
            <text:p>quil__quil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0" office:value-type="float"/>
          <table:table-cell office:value="1.710987583016909" office:value-type="float"/>
        </table:table-row>
        <table:table-row>
          <table:table-cell office:value-type="string">
            <text:p>daneden__Toast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667744793527154" office:value-type="float"/>
        </table:table-row>
        <table:table-row>
          <table:table-cell office:value-type="string">
            <text:p>JakeWharton__sdk-manager-plugin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0" office:value-type="float"/>
          <table:table-cell office:value="1.7353792192872812" office:value-type="float"/>
        </table:table-row>
        <table:table-row>
          <table:table-cell office:value-type="string">
            <text:p>Rich-Harris__ramjet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0" office:value-type="float"/>
          <table:table-cell office:value="1.6704451009471126" office:value-type="float"/>
        </table:table-row>
        <table:table-row>
          <table:table-cell office:value-type="string">
            <text:p>shazow__ssh-chat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0" office:value-type="float"/>
          <table:table-cell office:value="1.7119487536395894" office:value-type="float"/>
        </table:table-row>
        <table:table-row>
          <table:table-cell office:value-type="string">
            <text:p>JoanZapata__android-pdfview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</table:table-row>
        <table:table-row>
          <table:table-cell office:value-type="string">
            <text:p>ericdrowell__KineticJS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0" office:value-type="float"/>
          <table:table-cell office:value="1.6891913849095235" office:value-type="float"/>
        </table:table-row>
        <table:table-row>
          <table:table-cell office:value-type="string">
            <text:p>Comcast__FreeFlow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0" office:value-type="float"/>
          <table:table-cell office:value="1.7190018382662298" office:value-type="float"/>
        </table:table-row>
        <table:table-row>
          <table:table-cell office:value-type="string">
            <text:p>fruux__Baikal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0" office:value-type="float"/>
          <table:table-cell office:value="1.6863260010800383" office:value-type="float"/>
        </table:table-row>
        <table:table-row>
          <table:table-cell office:value-type="string">
            <text:p>mailgun__godebug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0" office:value-type="float"/>
          <table:table-cell office:value="1.7068636714403294" office:value-type="float"/>
        </table:table-row>
        <table:table-row>
          <table:table-cell office:value-type="string">
            <text:p>prikhi__pencil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0" office:value-type="float"/>
          <table:table-cell office:value="1.6653791420377333" office:value-type="float"/>
        </table:table-row>
        <table:table-row>
          <table:table-cell office:value-type="string">
            <text:p>njdehoog__NHBalancedFlowLayout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0" office:value-type="float"/>
          <table:table-cell office:value="1.7267827488399885" office:value-type="float"/>
        </table:table-row>
        <table:table-row>
          <table:table-cell office:value-type="string">
            <text:p>harthur__brain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0" office:value-type="float"/>
          <table:table-cell office:value="1.7465763986136356" office:value-type="float"/>
        </table:table-row>
        <table:table-row>
          <table:table-cell office:value-type="string">
            <text:p>carrot__share-button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0" office:value-type="float"/>
          <table:table-cell office:value="1.6875894934265867" office:value-type="float"/>
        </table:table-row>
        <table:table-row>
          <table:table-cell office:value-type="string">
            <text:p>elrumordelaluz__csshak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0" office:value-type="float"/>
          <table:table-cell office:value="1.7396810809449628" office:value-type="float"/>
        </table:table-row>
        <table:table-row>
          <table:table-cell office:value-type="string">
            <text:p>RubyMoney__money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0" office:value-type="float"/>
          <table:table-cell office:value="1.6862068065105502" office:value-type="float"/>
        </table:table-row>
        <table:table-row>
          <table:table-cell office:value-type="string">
            <text:p>summerblue__phphub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</table:table-row>
        <table:table-row>
          <table:table-cell office:value-type="string">
            <text:p>ashtuchkin__iconv-lit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0" office:value-type="float"/>
          <table:table-cell office:value="1.694992553763544" office:value-type="float"/>
        </table:table-row>
        <table:table-row>
          <table:table-cell office:value-type="string">
            <text:p>johannilsson__android-actionbar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0" office:value-type="float"/>
          <table:table-cell office:value="1.6977786202798966" office:value-type="float"/>
        </table:table-row>
        <table:table-row>
          <table:table-cell office:value-type="string">
            <text:p>rsms__node-imagemagick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0" office:value-type="float"/>
          <table:table-cell office:value="1.692171845964732" office:value-type="float"/>
        </table:table-row>
        <table:table-row>
          <table:table-cell office:value-type="string">
            <text:p>omab__python-social-auth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0" office:value-type="float"/>
          <table:table-cell office:value="1.7000920280809728" office:value-type="float"/>
        </table:table-row>
        <table:table-row>
          <table:table-cell office:value-type="string">
            <text:p>lipis__bootstrap-social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0" office:value-type="float"/>
          <table:table-cell office:value="1.721264920458722" office:value-type="float"/>
        </table:table-row>
        <table:table-row>
          <table:table-cell office:value-type="string">
            <text:p>facebookarchive__origami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0" office:value-type="float"/>
          <table:table-cell office:value="1.6884810249442141" office:value-type="float"/>
        </table:table-row>
        <table:table-row>
          <table:table-cell office:value-type="string">
            <text:p>sj26__mailcatcher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0" office:value-type="float"/>
          <table:table-cell office:value="1.7494087178588322" office:value-type="float"/>
        </table:table-row>
        <table:table-row>
          <table:table-cell office:value-type="string">
            <text:p>leemunroe__grunt-email-workflow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0" office:value-type="float"/>
          <table:table-cell office:value="1.7344687855679637" office:value-type="float"/>
        </table:table-row>
        <table:table-row>
          <table:table-cell office:value-type="string">
            <text:p>morrisjs__morris.js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0" office:value-type="float"/>
          <table:table-cell office:value="1.7032675772635335" office:value-type="float"/>
        </table:table-row>
        <table:table-row>
          <table:table-cell office:value-type="string">
            <text:p>fabien-d__alertify.js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0" office:value-type="float"/>
          <table:table-cell office:value="1.6754999607848664" office:value-type="float"/>
        </table:table-row>
        <table:table-row>
          <table:table-cell office:value-type="string">
            <text:p>PHPOffice__PHPExcel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0" office:value-type="float"/>
          <table:table-cell office:value="1.7060124892958912" office:value-type="float"/>
        </table:table-row>
        <table:table-row>
          <table:table-cell office:value-type="string">
            <text:p>jdesboeufs__connect-mongo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0" office:value-type="float"/>
          <table:table-cell office:value="1.735334262838056" office:value-type="float"/>
        </table:table-row>
        <table:table-row>
          <table:table-cell office:value-type="string">
            <text:p>facebook__mention-bot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0" office:value-type="float"/>
          <table:table-cell office:value="1.7124569178099278" office:value-type="float"/>
        </table:table-row>
        <table:table-row>
          <table:table-cell office:value-type="string">
            <text:p>lra__mackup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0" office:value-type="float"/>
          <table:table-cell office:value="1.7095124263386097" office:value-type="float"/>
        </table:table-row>
        <table:table-row>
          <table:table-cell office:value-type="string">
            <text:p>allmarkedup__purl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</table:table-row>
        <table:table-row>
          <table:table-cell office:value-type="string">
            <text:p>NUKnightLab__TimelineJS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0" office:value-type="float"/>
          <table:table-cell office:value="1.7121924600260463" office:value-type="float"/>
        </table:table-row>
        <table:table-row>
          <table:table-cell office:value-type="string">
            <text:p>facebook__PathPicker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0" office:value-type="float"/>
          <table:table-cell office:value="1.7182588677627502" office:value-type="float"/>
        </table:table-row>
        <table:table-row>
          <table:table-cell office:value-type="string">
            <text:p>socketstream__socketstream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0" office:value-type="float"/>
          <table:table-cell office:value="1.6894085165671702" office:value-type="float"/>
        </table:table-row>
        <table:table-row>
          <table:table-cell office:value-type="string">
            <text:p>go-mgo__mgo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0" office:value-type="float"/>
          <table:table-cell office:value="1.7042063060749653" office:value-type="float"/>
        </table:table-row>
        <table:table-row>
          <table:table-cell office:value-type="string">
            <text:p>nathansearles__Slides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0" office:value-type="float"/>
          <table:table-cell office:value="1.6878194876199917" office:value-type="float"/>
        </table:table-row>
        <table:table-row>
          <table:table-cell office:value-type="string">
            <text:p>squaremo__rabbit.js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0" office:value-type="float"/>
          <table:table-cell office:value="1.7201380407786806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0" office:value-type="float"/>
          <table:table-cell office:value="1.741912939404386" office:value-type="float"/>
        </table:table-row>
        <table:table-row>
          <table:table-cell office:value-type="string">
            <text:p>somerandomdude__Iconic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0" office:value-type="float"/>
          <table:table-cell office:value="1.745843972434475" office:value-type="float"/>
        </table:table-row>
        <table:table-row>
          <table:table-cell office:value-type="string">
            <text:p>chocolatey__chocolatey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0" office:value-type="float"/>
          <table:table-cell office:value="1.667847315384859" office:value-type="float"/>
        </table:table-row>
        <table:table-row>
          <table:table-cell office:value-type="string">
            <text:p>mojombo__chronic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</table:table-row>
        <table:table-row>
          <table:table-cell office:value-type="string">
            <text:p>AFNetworking__AFIncrementalStor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0" office:value-type="float"/>
          <table:table-cell office:value="1.7131571755078963" office:value-type="float"/>
        </table:table-row>
        <table:table-row>
          <table:table-cell office:value-type="string">
            <text:p>gmoledina__GMGridView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0" office:value-type="float"/>
          <table:table-cell office:value="1.7100587876234348" office:value-type="float"/>
        </table:table-row>
        <table:table-row>
          <table:table-cell office:value-type="string">
            <text:p>kien__ctrlp.vim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0" office:value-type="float"/>
          <table:table-cell office:value="1.7047537452255295" office:value-type="float"/>
        </table:table-row>
        <table:table-row>
          <table:table-cell office:value-type="string">
            <text:p>jescalan__roots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0" office:value-type="float"/>
          <table:table-cell office:value="1.7083917297953943" office:value-type="float"/>
        </table:table-row>
        <table:table-row>
          <table:table-cell office:value-type="string">
            <text:p>kriskowal__q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0" office:value-type="float"/>
          <table:table-cell office:value="1.702112794611659" office:value-type="float"/>
        </table:table-row>
        <table:table-row>
          <table:table-cell office:value-type="string">
            <text:p>tools__godep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0" office:value-type="float"/>
          <table:table-cell office:value="1.729344316999615" office:value-type="float"/>
        </table:table-row>
        <table:table-row>
          <table:table-cell office:value-type="string">
            <text:p>junegunn__redis-stat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0" office:value-type="float"/>
          <table:table-cell office:value="1.6983850014979813" office:value-type="float"/>
        </table:table-row>
        <table:table-row>
          <table:table-cell office:value-type="string">
            <text:p>dchelimsky__rspec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0" office:value-type="float"/>
          <table:table-cell office:value="1.733192636364873" office:value-type="float"/>
        </table:table-row>
        <table:table-row>
          <table:table-cell office:value-type="string">
            <text:p>filamentgroup__fixed-sticky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0" office:value-type="float"/>
          <table:table-cell office:value="1.6372881169623565" office:value-type="float"/>
        </table:table-row>
        <table:table-row>
          <table:table-cell office:value-type="string">
            <text:p>makovkastar__FloatingActionButton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</table:table-row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nicklockwood__iRat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" office:value-type="float"/>
          <table:table-cell office:value="1.6912445565090668" office:value-type="float"/>
        </table:table-row>
        <table:table-row>
          <table:table-cell office:value-type="string">
            <text:p>hojberg__cssarrowpleas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761101637953868" office:value-type="float"/>
        </table:table-row>
        <table:table-row>
          <table:table-cell office:value-type="string">
            <text:p>stig__json-framework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" office:value-type="float"/>
          <table:table-cell office:value="1.702069850259438" office:value-type="float"/>
        </table:table-row>
        <table:table-row>
          <table:table-cell office:value-type="string">
            <text:p>benjaminoakes__maid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0" office:value-type="float"/>
          <table:table-cell office:value="1.7283282041779333" office:value-type="float"/>
        </table:table-row>
        <table:table-row>
          <table:table-cell office:value-type="string">
            <text:p>tobie__ua-parser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0" office:value-type="float"/>
          <table:table-cell office:value="1.6884720361184837" office:value-type="float"/>
        </table:table-row>
        <table:table-row>
          <table:table-cell office:value-type="string">
            <text:p>SlexAxton__yepnope.js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0" office:value-type="float"/>
          <table:table-cell office:value="1.658455251130452" office:value-type="float"/>
        </table:table-row>
        <table:table-row>
          <table:table-cell office:value-type="string">
            <text:p>nicklockwood__iVersion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0" office:value-type="float"/>
          <table:table-cell office:value="1.6357333516198427" office:value-type="float"/>
        </table:table-row>
        <table:table-row>
          <table:table-cell office:value-type="string">
            <text:p>martinblech__xmltodict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0" office:value-type="float"/>
          <table:table-cell office:value="1.7196168868427186" office:value-type="float"/>
        </table:table-row>
        <table:table-row>
          <table:table-cell office:value-type="string">
            <text:p>imsky__holder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0" office:value-type="float"/>
          <table:table-cell office:value="1.6549897384993135" office:value-type="float"/>
        </table:table-row>
        <table:table-row>
          <table:table-cell office:value-type="string">
            <text:p>jaredsinclair__JTSImageViewController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0" office:value-type="float"/>
          <table:table-cell office:value="1.7183017231583446" office:value-type="float"/>
        </table:table-row>
        <table:table-row>
          <table:table-cell office:value-type="string">
            <text:p>Prototik__HoloEverywher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0" office:value-type="float"/>
          <table:table-cell office:value="1.731689877335761" office:value-type="float"/>
        </table:table-row>
        <table:table-row>
          <table:table-cell office:value-type="string">
            <text:p>asciimoo__drawill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0" office:value-type="float"/>
          <table:table-cell office:value="1.7440571735324335" office:value-type="float"/>
        </table:table-row>
        <table:table-row>
          <table:table-cell office:value-type="string">
            <text:p>mootools__mootools-cor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0" office:value-type="float"/>
          <table:table-cell office:value="1.6658198831019206" office:value-type="float"/>
        </table:table-row>
        <table:table-row>
          <table:table-cell office:value-type="string">
            <text:p>drublic__css-modal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0" office:value-type="float"/>
          <table:table-cell office:value="1.6895737084304832" office:value-type="float"/>
        </table:table-row>
        <table:table-row>
          <table:table-cell office:value-type="string">
            <text:p>jquery__jquery-mobil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0" office:value-type="float"/>
          <table:table-cell office:value="1.6575753826474822" office:value-type="float"/>
        </table:table-row>
        <table:table-row>
          <table:table-cell office:value-type="string">
            <text:p>isaacs__node-glob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0" office:value-type="float"/>
          <table:table-cell office:value="1.716068262078889" office:value-type="float"/>
        </table:table-row>
        <table:table-row>
          <table:table-cell office:value-type="string">
            <text:p>chrippa__livestreamer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0" office:value-type="float"/>
          <table:table-cell office:value="1.713333073018055" office:value-type="float"/>
        </table:table-row>
        <table:table-row>
          <table:table-cell office:value-type="string">
            <text:p>VictorBjelkholm__ngProgress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0" office:value-type="float"/>
          <table:table-cell office:value="1.7089951961003793" office:value-type="float"/>
        </table:table-row>
        <table:table-row>
          <table:table-cell office:value-type="string">
            <text:p>crosswalk-project__crosswalk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0" office:value-type="float"/>
          <table:table-cell office:value="1.7229529062234374" office:value-type="float"/>
        </table:table-row>
        <table:table-row>
          <table:table-cell office:value-type="string">
            <text:p>hipache__hipach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0" office:value-type="float"/>
          <table:table-cell office:value="1.702484698111036" office:value-type="float"/>
        </table:table-row>
        <table:table-row>
          <table:table-cell office:value-type="string">
            <text:p>stripe__mosql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0" office:value-type="float"/>
          <table:table-cell office:value="1.7252624481039713" office:value-type="float"/>
        </table:table-row>
        <table:table-row>
          <table:table-cell office:value-type="string">
            <text:p>creationix__js-git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0" office:value-type="float"/>
          <table:table-cell office:value="1.67703659323841" office:value-type="float"/>
        </table:table-row>
        <table:table-row>
          <table:table-cell office:value-type="string">
            <text:p>appjs__appjs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" office:value-type="float"/>
          <table:table-cell office:value="1.6505179784764739" office:value-type="float"/>
        </table:table-row>
        <table:table-row>
          <table:table-cell office:value-type="string">
            <text:p>bramp__js-sequence-diagrams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0" office:value-type="float"/>
          <table:table-cell office:value="1.7038477006238202" office:value-type="float"/>
        </table:table-row>
        <table:table-row>
          <table:table-cell office:value-type="string">
            <text:p>radex__SwiftyUserDefaults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0" office:value-type="float"/>
          <table:table-cell office:value="1.7166149698389714" office:value-type="float"/>
        </table:table-row>
        <table:table-row>
          <table:table-cell office:value-type="string">
            <text:p>stutrek__scrollMonitor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0" office:value-type="float"/>
          <table:table-cell office:value="1.675537769627981" office:value-type="float"/>
        </table:table-row>
        <table:table-row>
          <table:table-cell office:value-type="string">
            <text:p>exif-js__exif-js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0" office:value-type="float"/>
          <table:table-cell office:value="1.698901431842584" office:value-type="float"/>
        </table:table-row>
        <table:table-row>
          <table:table-cell office:value-type="string">
            <text:p>facebookarchive__facebook-php-sdk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0" office:value-type="float"/>
          <table:table-cell office:value="1.7213449782701744" office:value-type="float"/>
        </table:table-row>
        <table:table-row>
          <table:table-cell office:value-type="string">
            <text:p>aFarkas__webshim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" office:value-type="float"/>
          <table:table-cell office:value="1.6797537017065651" office:value-type="float"/>
        </table:table-row>
        <table:table-row>
          <table:table-cell office:value-type="string">
            <text:p>spray__spray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0" office:value-type="float"/>
          <table:table-cell office:value="1.7130670122394165" office:value-type="float"/>
        </table:table-row>
        <table:table-row>
          <table:table-cell office:value-type="string">
            <text:p>mikechambers__as3corelib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0" office:value-type="float"/>
          <table:table-cell office:value="1.697554853087049" office:value-type="float"/>
        </table:table-row>
        <table:table-row>
          <table:table-cell office:value-type="string">
            <text:p>gitlabhq__gitlab-ci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</table:table-row>
        <table:table-row>
          <table:table-cell office:value-type="string">
            <text:p>hueniverse__oz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0" office:value-type="float"/>
          <table:table-cell office:value="1.6828879286670269" office:value-type="float"/>
        </table:table-row>
        <table:table-row>
          <table:table-cell office:value-type="string">
            <text:p>igrigorik__ga-beacon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0" office:value-type="float"/>
          <table:table-cell office:value="1.6461723591405437" office:value-type="float"/>
        </table:table-row>
        <table:table-row>
          <table:table-cell office:value-type="string">
            <text:p>zensh__jsgen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</table:table-row>
        <table:table-row>
          <table:table-cell office:value-type="string">
            <text:p>jonathanslenders__pyvim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0" office:value-type="float"/>
          <table:table-cell office:value="1.6826029493965817" office:value-type="float"/>
        </table:table-row>
        <table:table-row>
          <table:table-cell office:value-type="string">
            <text:p>nicklockwood__FXBlurView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" office:value-type="float"/>
          <table:table-cell office:value="1.7095970702128447" office:value-type="float"/>
        </table:table-row>
        <table:table-row>
          <table:table-cell office:value-type="string">
            <text:p>toland__qlmarkdown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</table:table-row>
        <table:table-row>
          <table:table-cell office:value-type="string">
            <text:p>jp9000__OBS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0" office:value-type="float"/>
          <table:table-cell office:value="1.6967702004872558" office:value-type="float"/>
        </table:table-row>
        <table:table-row>
          <table:table-cell office:value-type="string">
            <text:p>postwait__node-amqp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0" office:value-type="float"/>
          <table:table-cell office:value="1.7122865980621411" office:value-type="float"/>
        </table:table-row>
        <table:table-row>
          <table:table-cell office:value-type="string">
            <text:p>d3__d3-plugins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" office:value-type="float"/>
          <table:table-cell office:value="1.6765553909367819" office:value-type="float"/>
        </table:table-row>
        <table:table-row>
          <table:table-cell office:value-type="string">
            <text:p>overtake__telegram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379985228725783" office:value-type="float"/>
        </table:table-row>
        <table:table-row>
          <table:table-cell office:value-type="string">
            <text:p>prawnpdf__prawn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0" office:value-type="float"/>
          <table:table-cell office:value="1.6982056158826513" office:value-type="float"/>
        </table:table-row>
        <table:table-row>
          <table:table-cell office:value-type="string">
            <text:p>thedjpetersen__subway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0" office:value-type="float"/>
          <table:table-cell office:value="1.708894643568191" office:value-type="float"/>
        </table:table-row>
        <table:table-row>
          <table:table-cell office:value-type="string">
            <text:p>tilemill-project__tilemill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0" office:value-type="float"/>
          <table:table-cell office:value="1.7002366300202854" office:value-type="float"/>
        </table:table-row>
        <table:table-row>
          <table:table-cell office:value-type="string">
            <text:p>callumboddy__CBZSplashView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</table:table-row>
        <table:table-row>
          <table:table-cell office:value-type="string">
            <text:p>curran__screencasts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90834538939427" office:value-type="float"/>
        </table:table-row>
        <table:table-row>
          <table:table-cell office:value-type="string">
            <text:p>scrapy__dirbot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1.713823173247627" office:value-type="float"/>
        </table:table-row>
        <table:table-row>
          <table:table-cell office:value-type="string">
            <text:p>emojione__emojify.js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0" office:value-type="float"/>
          <table:table-cell office:value="1.7084789852071693" office:value-type="float"/>
        </table:table-row>
        <table:table-row>
          <table:table-cell office:value-type="string">
            <text:p>go-yaml__yaml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0" office:value-type="float"/>
          <table:table-cell office:value="1.7005193477856664" office:value-type="float"/>
        </table:table-row>
        <table:table-row>
          <table:table-cell office:value-type="string">
            <text:p>douban__cod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</table:table-row>
        <table:table-row>
          <table:table-cell office:value-type="string">
            <text:p>adamdbradley__foresight.js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6562508346218485" office:value-type="float"/>
        </table:table-row>
        <table:table-row>
          <table:table-cell office:value-type="string">
            <text:p>fsnotify__fsnotify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0" office:value-type="float"/>
          <table:table-cell office:value="1.7060842615095684" office:value-type="float"/>
        </table:table-row>
        <table:table-row>
          <table:table-cell office:value-type="string">
            <text:p>nicklockwood__FXForms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" office:value-type="float"/>
          <table:table-cell office:value="1.7191672931277697" office:value-type="float"/>
        </table:table-row>
        <table:table-row>
          <table:table-cell office:value-type="string">
            <text:p>lucadegasperi__oauth2-server-laravel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0" office:value-type="float"/>
          <table:table-cell office:value="1.748808382911981" office:value-type="float"/>
        </table:table-row>
        <table:table-row>
          <table:table-cell office:value-type="string">
            <text:p>wavded__humane-js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0" office:value-type="float"/>
          <table:table-cell office:value="1.6945280388331236" office:value-type="float"/>
        </table:table-row>
        <table:table-row>
          <table:table-cell office:value-type="string">
            <text:p>go-gorp__gorp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0" office:value-type="float"/>
          <table:table-cell office:value="1.6922699716709018" office:value-type="float"/>
        </table:table-row>
        <table:table-row>
          <table:table-cell office:value-type="string">
            <text:p>iron__iron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0" office:value-type="float"/>
          <table:table-cell office:value="1.7021139003928956" office:value-type="float"/>
        </table:table-row>
        <table:table-row>
          <table:table-cell office:value-type="string">
            <text:p>go-martini__martini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0" office:value-type="float"/>
          <table:table-cell office:value="1.7188040656192636" office:value-type="float"/>
        </table:table-row>
        <table:table-row>
          <table:table-cell office:value-type="string">
            <text:p>twitter-archive__gizzard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0" office:value-type="float"/>
          <table:table-cell office:value="1.7195933401571417" office:value-type="float"/>
        </table:table-row>
        <table:table-row>
          <table:table-cell office:value-type="string">
            <text:p>square__crossfilter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0" office:value-type="float"/>
          <table:table-cell office:value="1.696505922805253" office:value-type="float"/>
        </table:table-row>
        <table:table-row>
          <table:table-cell office:value-type="string">
            <text:p>leapmotion__leapjs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0" office:value-type="float"/>
          <table:table-cell office:value="1.7030384414556645" office:value-type="float"/>
        </table:table-row>
        <table:table-row>
          <table:table-cell office:value-type="string">
            <text:p>mgravell__protobuf-net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0" office:value-type="float"/>
          <table:table-cell office:value="1.712933833285894" office:value-type="float"/>
        </table:table-row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zurb__foundation-apps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0" office:value-type="float"/>
          <table:table-cell office:value="1.682052789521946" office:value-type="float"/>
        </table:table-row>
        <table:table-row>
          <table:table-cell office:value-type="string">
            <text:p>dataarts__dat.gui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0" office:value-type="float"/>
          <table:table-cell office:value="1.6906655416692513" office:value-type="float"/>
        </table:table-row>
        <table:table-row>
          <table:table-cell office:value-type="string">
            <text:p>flightjs__flight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0" office:value-type="float"/>
          <table:table-cell office:value="1.681721293211433" office:value-type="float"/>
        </table:table-row>
        <table:table-row>
          <table:table-cell office:value-type="string">
            <text:p>johannilsson__android-pulltorefresh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0" office:value-type="float"/>
          <table:table-cell office:value="1.7254415210832539" office:value-type="float"/>
        </table:table-row>
        <table:table-row>
          <table:table-cell office:value-type="string">
            <text:p>Compass__compass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0" office:value-type="float"/>
          <table:table-cell office:value="1.669400106158505" office:value-type="float"/>
        </table:table-row>
        <table:table-row>
          <table:table-cell office:value-type="string">
            <text:p>cartalyst__sentry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0" office:value-type="float"/>
          <table:table-cell office:value="1.7117741003078557" office:value-type="float"/>
        </table:table-row>
        <table:table-row>
          <table:table-cell office:value-type="string">
            <text:p>Khan__khan-exercises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0" office:value-type="float"/>
          <table:table-cell office:value="1.686591934929421" office:value-type="float"/>
        </table:table-row>
        <table:table-row>
          <table:table-cell office:value-type="string">
            <text:p>hpneo__gmaps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0" office:value-type="float"/>
          <table:table-cell office:value="1.7278682772989016" office:value-type="float"/>
        </table:table-row>
        <table:table-row>
          <table:table-cell office:value-type="string">
            <text:p>google-fabric__velocity-react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0" office:value-type="float"/>
          <table:table-cell office:value="1.6822303349991226" office:value-type="float"/>
        </table:table-row>
        <table:table-row>
          <table:table-cell office:value-type="string">
            <text:p>burke__zeus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0" office:value-type="float"/>
          <table:table-cell office:value="1.685944334832602" office:value-type="float"/>
        </table:table-row>
        <table:table-row>
          <table:table-cell office:value-type="string">
            <text:p>coolwanglu__pdf2htmlEX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0" office:value-type="float"/>
          <table:table-cell office:value="1.7039657175913476" office:value-type="float"/>
        </table:table-row>
        <table:table-row>
          <table:table-cell office:value-type="string">
            <text:p>adamzap__landslid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0" office:value-type="float"/>
          <table:table-cell office:value="1.699490563940934" office:value-type="float"/>
        </table:table-row>
        <table:table-row>
          <table:table-cell office:value-type="string">
            <text:p>cloudhead__node-static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0" office:value-type="float"/>
          <table:table-cell office:value="1.7081363049974607" office:value-type="float"/>
        </table:table-row>
        <table:table-row>
          <table:table-cell office:value-type="string">
            <text:p>nicinabox__superslides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" office:value-type="float"/>
          <table:table-cell office:value="1.705394822812195" office:value-type="float"/>
        </table:table-row>
        <table:table-row>
          <table:table-cell office:value-type="string">
            <text:p>jaunesarmiento__fries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0" office:value-type="float"/>
          <table:table-cell office:value="1.6876565313797767" office:value-type="float"/>
        </table:table-row>
        <table:table-row>
          <table:table-cell office:value-type="string">
            <text:p>yeoman__generator-webapp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0" office:value-type="float"/>
          <table:table-cell office:value="1.6781363428655107" office:value-type="float"/>
        </table:table-row>
        <table:table-row>
          <table:table-cell office:value-type="string">
            <text:p>HazyResearch__deepd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0" office:value-type="float"/>
          <table:table-cell office:value="1.7235017385305647" office:value-type="float"/>
        </table:table-row>
        <table:table-row>
          <table:table-cell office:value-type="string">
            <text:p>rbgirshick__rcnn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</table:table-row>
        <table:table-row>
          <table:table-cell office:value-type="string">
            <text:p>prasmussen__gdr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0" office:value-type="float"/>
          <table:table-cell office:value="1.6757737640593002" office:value-type="float"/>
        </table:table-row>
        <table:table-row>
          <table:table-cell office:value-type="string">
            <text:p>yuku-t__jquery-textcomplet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0" office:value-type="float"/>
          <table:table-cell office:value="1.7231697742215797" office:value-type="float"/>
        </table:table-row>
        <table:table-row>
          <table:table-cell office:value-type="string">
            <text:p>johnpolacek__superscrollorama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0" office:value-type="float"/>
          <table:table-cell office:value="1.7271130663541678" office:value-type="float"/>
        </table:table-row>
        <table:table-row>
          <table:table-cell office:value-type="string">
            <text:p>Homebrew__homebrew-php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0" office:value-type="float"/>
          <table:table-cell office:value="1.708478600375235" office:value-type="float"/>
        </table:table-row>
        <table:table-row>
          <table:table-cell office:value-type="string">
            <text:p>christianalfoni__formsy-react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0" office:value-type="float"/>
          <table:table-cell office:value="1.6968243144628206" office:value-type="float"/>
        </table:table-row>
        <table:table-row>
          <table:table-cell office:value-type="string">
            <text:p>nelhage__reptyr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0" office:value-type="float"/>
          <table:table-cell office:value="1.7069781309910637" office:value-type="float"/>
        </table:table-row>
        <table:table-row>
          <table:table-cell office:value-type="string">
            <text:p>JakeWharton__NineOldAndroids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1.7035370372119416" office:value-type="float"/>
        </table:table-row>
        <table:table-row>
          <table:table-cell office:value-type="string">
            <text:p>documentcloud__visualsearch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0" office:value-type="float"/>
          <table:table-cell office:value="1.7046338986643341" office:value-type="float"/>
        </table:table-row>
        <table:table-row>
          <table:table-cell office:value-type="string">
            <text:p>specta__specta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0" office:value-type="float"/>
          <table:table-cell office:value="1.6908609279980802" office:value-type="float"/>
        </table:table-row>
        <table:table-row>
          <table:table-cell office:value-type="string">
            <text:p>nikgraf__bell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0" office:value-type="float"/>
          <table:table-cell office:value="1.743874002075833" office:value-type="float"/>
        </table:table-row>
        <table:table-row>
          <table:table-cell office:value-type="string">
            <text:p>tbruyelle__RxPermissions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0" office:value-type="float"/>
          <table:table-cell office:value="1.7289461029944186" office:value-type="float"/>
        </table:table-row>
        <table:table-row>
          <table:table-cell office:value-type="string">
            <text:p>angular__quickstart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0" office:value-type="float"/>
          <table:table-cell office:value="1.738761190670825" office:value-type="float"/>
        </table:table-row>
        <table:table-row>
          <table:table-cell office:value-type="string">
            <text:p>goraft__raft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0" office:value-type="float"/>
          <table:table-cell office:value="1.7165534502155204" office:value-type="float"/>
        </table:table-row>
        <table:table-row>
          <table:table-cell office:value-type="string">
            <text:p>alexk111__SVG-Morpheus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0" office:value-type="float"/>
          <table:table-cell office:value="1.7213394464966842" office:value-type="float"/>
        </table:table-row>
        <table:table-row>
          <table:table-cell office:value-type="string">
            <text:p>defunkt__dotjs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0" office:value-type="float"/>
          <table:table-cell office:value="1.6366198009467219" office:value-type="float"/>
        </table:table-row>
        <table:table-row>
          <table:table-cell office:value-type="string">
            <text:p>progit__progit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0" office:value-type="float"/>
          <table:table-cell office:value="1.7278666377094347" office:value-type="float"/>
        </table:table-row>
        <table:table-row>
          <table:table-cell office:value-type="string">
            <text:p>jejacks0n__teaspoon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0" office:value-type="float"/>
          <table:table-cell office:value="1.6909382270107436" office:value-type="float"/>
        </table:table-row>
        <table:table-row>
          <table:table-cell office:value-type="string">
            <text:p>MobileChromeApps__mobile-chrome-apps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0" office:value-type="float"/>
          <table:table-cell office:value="1.6560891832502176" office:value-type="float"/>
        </table:table-row>
        <table:table-row>
          <table:table-cell office:value-type="string">
            <text:p>rtfeldman__seamless-immutabl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0" office:value-type="float"/>
          <table:table-cell office:value="1.6819951232746628" office:value-type="float"/>
        </table:table-row>
        <table:table-row>
          <table:table-cell office:value-type="string">
            <text:p>angular-ui__ui-utils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0" office:value-type="float"/>
          <table:table-cell office:value="1.6868569847756392" office:value-type="float"/>
        </table:table-row>
        <table:table-row>
          <table:table-cell office:value-type="string">
            <text:p>deis__deis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0" office:value-type="float"/>
          <table:table-cell office:value="1.7303108993095606" office:value-type="float"/>
        </table:table-row>
        <table:table-row>
          <table:table-cell office:value-type="string">
            <text:p>sehmaschine__django-grappelli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0" office:value-type="float"/>
          <table:table-cell office:value="1.6608365865452377" office:value-type="float"/>
        </table:table-row>
        <table:table-row>
          <table:table-cell office:value-type="string">
            <text:p>uber-archive__image-diff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0" office:value-type="float"/>
          <table:table-cell office:value="1.7190775081715934" office:value-type="float"/>
        </table:table-row>
        <table:table-row>
          <table:table-cell office:value-type="string">
            <text:p>rbgirshick__fast-rcnn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0" office:value-type="float"/>
          <table:table-cell office:value="1.7260539179602807" office:value-type="float"/>
        </table:table-row>
        <table:table-row>
          <table:table-cell office:value-type="string">
            <text:p>addyosmani__basket.js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0" office:value-type="float"/>
          <table:table-cell office:value="1.6902628249244953" office:value-type="float"/>
        </table:table-row>
        <table:table-row>
          <table:table-cell office:value-type="string">
            <text:p>yeoman__yeoman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0" office:value-type="float"/>
          <table:table-cell office:value="1.6989951942676909" office:value-type="float"/>
        </table:table-row>
        <table:table-row>
          <table:table-cell office:value-type="string">
            <text:p>tower__tower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0" office:value-type="float"/>
          <table:table-cell office:value="1.7061984681738698" office:value-type="float"/>
        </table:table-row>
        <table:table-row>
          <table:table-cell office:value-type="string">
            <text:p>twilio__stashboard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0" office:value-type="float"/>
          <table:table-cell office:value="1.6916483916781726" office:value-type="float"/>
        </table:table-row>
        <table:table-row>
          <table:table-cell office:value-type="string">
            <text:p>antimatter15__ocrad.js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0" office:value-type="float"/>
          <table:table-cell office:value="1.7161314839041533" office:value-type="float"/>
        </table:table-row>
        <table:table-row>
          <table:table-cell office:value-type="string">
            <text:p>KrauseFx__TSMessages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0" office:value-type="float"/>
          <table:table-cell office:value="1.7306453913045918" office:value-type="float"/>
        </table:table-row>
        <table:table-row>
          <table:table-cell office:value-type="string">
            <text:p>trailblazer__cells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0" office:value-type="float"/>
          <table:table-cell office:value="1.6831043590561567" office:value-type="float"/>
        </table:table-row>
        <table:table-row>
          <table:table-cell office:value-type="string">
            <text:p>tpope__vim-pathogen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0" office:value-type="float"/>
          <table:table-cell office:value="1.7253372117627603" office:value-type="float"/>
        </table:table-row>
        <table:table-row>
          <table:table-cell office:value-type="string">
            <text:p>mikeash__MAObjCRuntim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0" office:value-type="float"/>
          <table:table-cell office:value="1.7033848220867471" office:value-type="float"/>
        </table:table-row>
        <table:table-row>
          <table:table-cell office:value-type="string">
            <text:p>airbnb__AirMapView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0" office:value-type="float"/>
          <table:table-cell office:value="1.7167111725869117" office:value-type="float"/>
        </table:table-row>
        <table:table-row>
          <table:table-cell office:value-type="string">
            <text:p>facebookarchive__fixed-data-tabl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" office:value-type="float"/>
          <table:table-cell office:value="1.6962591596295271" office:value-type="float"/>
        </table:table-row>
        <table:table-row>
          <table:table-cell office:value-type="string">
            <text:p>gorangajic__react-icons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0" office:value-type="float"/>
          <table:table-cell office:value="1.7300526249993435" office:value-type="float"/>
        </table:table-row>
        <table:table-row>
          <table:table-cell office:value-type="string">
            <text:p>carlsednaoui__ouibounc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0" office:value-type="float"/>
          <table:table-cell office:value="1.6872928525905695" office:value-type="float"/>
        </table:table-row>
        <table:table-row>
          <table:table-cell office:value-type="string">
            <text:p>millermedeiros__js-signals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0" office:value-type="float"/>
          <table:table-cell office:value="1.6541608551403724" office:value-type="float"/>
        </table:table-row>
        <table:table-row>
          <table:table-cell office:value-type="string">
            <text:p>getify__LABjs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0" office:value-type="float"/>
          <table:table-cell office:value="1.6650554373283937" office:value-type="float"/>
        </table:table-row>
        <table:table-row>
          <table:table-cell office:value-type="string">
            <text:p>mhagger__git-imerg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0" office:value-type="float"/>
          <table:table-cell office:value="1.707587607392034" office:value-type="float"/>
        </table:table-row>
        <table:table-row>
          <table:table-cell office:value-type="string">
            <text:p>topcoat__topcoat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0" office:value-type="float"/>
          <table:table-cell office:value="1.6744784134818962" office:value-type="float"/>
        </table:table-row>
        <table:table-row>
          <table:table-cell office:value-type="string">
            <text:p>evrone__quiet_assets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" office:value-type="float"/>
          <table:table-cell office:value="1.7110403475313782" office:value-type="float"/>
        </table:table-row>
        <table:table-row>
          <table:table-cell office:value-type="string">
            <text:p>facebookarchive__scrib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</table:table-row>
        <table:table-row>
          <table:table-cell office:value-type="string">
            <text:p>mobileplayer__mobileplayer-ios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0" office:value-type="float"/>
          <table:table-cell office:value="1.6931955960120222" office:value-type="float"/>
        </table:table-row>
        <table:table-row>
          <table:table-cell office:value-type="string">
            <text:p>ionic-team__ng-cordova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0" office:value-type="float"/>
          <table:table-cell office:value="1.6884942801795046" office:value-type="float"/>
        </table:table-row>
        <table:table-row>
          <table:table-cell office:value-type="string">
            <text:p>sindresorhus__screenfull.js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0" office:value-type="float"/>
          <table:table-cell office:value="1.6579166941628636" office:value-type="float"/>
        </table:table-row>
        <table:table-row>
          <table:table-cell office:value-type="string">
            <text:p>rigoneri__syt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0" office:value-type="float"/>
          <table:table-cell office:value="1.69235884102686" office:value-type="float"/>
        </table:table-row>
        <table:table-row>
          <table:table-cell office:value-type="string">
            <text:p>pornel__slip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0" office:value-type="float"/>
          <table:table-cell office:value="1.683870802383006" office:value-type="float"/>
        </table:table-row>
        <table:table-row>
          <table:table-cell office:value-type="string">
            <text:p>michaelficarra__CoffeeScriptRedux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0" office:value-type="float"/>
          <table:table-cell office:value="1.6903980326042258" office:value-type="float"/>
        </table:table-row>
        <table:table-row>
          <table:table-cell office:value-type="string">
            <text:p>spulec__freezegun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0" office:value-type="float"/>
          <table:table-cell office:value="1.7148455687559316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17T20:40:35.263397</meta:creation-date>
    <dc:date>2019-05-17T20:40:35.304674</dc:date>
    <meta:generator>http://pypi.python.org/pypi/ezodf/0.1.0$Python3.6.7 (default, Oct 22 2018, 11:32:17) 
[GCC 8.2.0]</meta:generator>
    <meta:document-statistic/>
    <meta:editing-cycles>1</meta:editing-cycles>
  </office:meta>
</office:document-meta>
</file>